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1pt solid #000000" fo:border-right="0.1pt solid #000000" fo:border-top="0.1pt solid #000000" fo:border-bottom="none" style:writing-mode="lr-tb"/>
    </style:style>
    <style:style style:name="Table3.A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2e12" officeooo:paragraph-rsid="02762e12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19d41" officeooo:paragraph-rsid="02719d41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2e12" officeooo:paragraph-rsid="02762e12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cee9d" officeooo:paragraph-rsid="027cee9d" style:font-name-asian="Microsoft YaHei" style:font-size-asian="12pt" style:font-name-complex="Lucida Sans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27024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2fca2" officeooo:paragraph-rsid="0272fca2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3c10" officeooo:paragraph-rsid="027e3c10"/>
    </style:style>
    <style:style style:name="P9" style:family="paragraph" style:parent-style-name="Text_20_body">
      <style:paragraph-properties fo:margin-left="0in" fo:margin-right="0in" fo:line-height="115%" fo:text-align="start" style:justify-single-word="false" fo:orphans="0" fo:widows="0" fo:text-indent="0in" style:auto-text-indent="false" style:writing-mode="lr-tb"/>
    </style:style>
    <style:style style:name="P10" style:family="paragraph" style:parent-style-name="Heading_20_1">
      <style:text-properties officeooo:rsid="02708f90" officeooo:paragraph-rsid="02708f90"/>
    </style:style>
    <style:style style:name="P11" style:family="paragraph" style:parent-style-name="Heading_20_3">
      <style:text-properties officeooo:rsid="0174185e" officeooo:paragraph-rsid="0174185e"/>
    </style:style>
    <style:style style:name="P12" style:family="paragraph" style:parent-style-name="Heading_20_3" style:list-style-name="WWNum2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3" style:family="paragraph" style:parent-style-name="Table_20_Contents" style:list-style-name="WWNum3">
      <style:paragraph-properties fo:text-align="start" style:justify-single-word="false"/>
    </style:style>
    <style:style style:name="P14" style:family="paragraph" style:parent-style-name="Table_20_Contents" style:list-style-name="WWNum3">
      <style:paragraph-properties fo:text-align="start" style:justify-single-word="false"/>
      <style:text-properties officeooo:rsid="02799341" officeooo:paragraph-rsid="02799341"/>
    </style:style>
    <style:style style:name="P15" style:family="paragraph" style:parent-style-name="Table_20_Contents" style:list-style-name="WWNum3">
      <style:paragraph-properties fo:text-align="start" style:justify-single-word="false"/>
      <style:text-properties officeooo:rsid="027f8096" officeooo:paragraph-rsid="027f8096"/>
    </style:style>
    <style:style style:name="P1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1da0d" officeooo:paragraph-rsid="0281da0d"/>
    </style:style>
    <style:style style:name="P17" style:family="paragraph" style:parent-style-name="Table_20_Contents" style:list-style-name="WWNum3">
      <style:paragraph-properties fo:text-align="start" style:justify-single-word="false"/>
      <style:text-properties officeooo:rsid="0281da0d" officeooo:paragraph-rsid="0281da0d"/>
    </style:style>
    <style:style style:name="T1" style:family="text">
      <style:text-properties officeooo:rsid="017acb15"/>
    </style:style>
    <style:style style:name="T2" style:family="text">
      <style:text-properties style:use-window-font-color="true" loext:opacity="0%" fo:font-size="12pt" officeooo:rsid="027448d0" style:font-name-asian="Microsoft YaHei" style:font-size-asian="12pt" style:font-name-complex="Lucida Sans" style:font-size-complex="12pt"/>
    </style:style>
    <style:style style:name="T3" style:family="text">
      <style:text-properties style:use-window-font-color="true" loext:opacity="0%" fo:font-size="12pt" officeooo:rsid="02732118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8.2000007629395pt" fo:font-weight="bold" officeooo:rsid="0271f68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6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7" style:family="text">
      <style:text-properties officeooo:rsid="027448d0"/>
    </style:style>
    <style:style style:name="T8" style:family="text">
      <style:text-properties officeooo:rsid="0277cb6c"/>
    </style:style>
    <style:style style:name="T9" style:family="text">
      <style:text-properties officeooo:rsid="0281d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Wednesday<text:span text:style-name="T4">s</text:span></text:h>
      <text:h text:style-name="P11" text:outline-level="3">Chara<text:span text:style-name="T1">c</text:span>ter Notes</text:h>
      <table:table table:name="Table1" table:style-name="Table1">
        <table:table-column table:style-name="Table1.A"/>
        <table:table-column table:style-name="Table1.B"/>
        <table:table-row table:style-name="TableLine1270390733552">
          <table:table-cell table:style-name="Table1.A1" office:value-type="string">
            <text:p text:style-name="P2">Yorwyndell (Jdomz)</text:p>
          </table:table-cell>
          <table:table-cell table:style-name="Table1.B1" office:value-type="string">
            <text:p text:style-name="P7">Wode elf, green <text:span text:style-name="T2">mage</text:span>, <text:span text:style-name="T7">(galen)</text:span>wode is infected wants to bring peace back</text:p>
          </table:table-cell>
        </table:table-row>
        <table:table-row table:style-name="TableLine1270390726480">
          <table:table-cell table:style-name="Table1.A2" office:value-type="string">
            <text:p text:style-name="P1">(<text:span text:style-name="T3">Spicysaurus</text:span>)</text:p>
          </table:table-cell>
          <table:table-cell table:style-name="Table1.B2" office:value-type="string">
            <text:p text:style-name="P6"/>
          </table:table-cell>
        </table:table-row>
        <table:table-row table:style-name="TableLine1270390731920">
          <table:table-cell table:style-name="Table1.A2" office:value-type="string">
            <text:p text:style-name="P3">(Cort of Keo)</text:p>
          </table:table-cell>
          <table:table-cell table:style-name="Table1.B2" office:value-type="string">
            <text:p text:style-name="P8">Vampire!</text:p>
          </table:table-cell>
        </table:table-row>
        <table:table-row table:style-name="TableLine1270390732192">
          <table:table-cell table:style-name="Table1.A2" office:value-type="string">
            <text:p text:style-name="P4"><text:span text:style-name="T9">Praetoria </text:span>(Marlutte)</text:p>
          </table:table-cell>
          <table:table-cell table:style-name="Table1.B2" office:value-type="string">
            <text:p text:style-name="P16">Reaver Fury, revenant</text:p>
          </table:table-cell>
        </table:table-row>
      </table:table>
      <text:list xml:id="list3726184232" text:style-name="WWNum2">
        <text:list-item>
          <text:list>
            <text:list-item>
              <text:list>
                <text:list-item>
                  <text:h text:style-name="P12" text:outline-level="3">Session 1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1007777900" text:style-name="WWNum3">
              <text:list-item>
                <text:p text:style-name="P13">Safety: <text:span text:style-name="T8">Not trying to approach any line, except gore stuff and hostages (who are all adults). Feelings? X-Card: ping me to test!</text:span></text:p>
              </text:list-item>
              <text:list-item>
                <text:p text:style-name="P14">Bio-break at halfway point, 15/20 minutes.</text:p>
              </text:list-item>
              <text:list-item>
                <text:p text:style-name="P15">Owlbear quick rundown: scroll, ping, move character, change numbers, roll dice</text:p>
              </text:list-item>
              <text:list-item>
                <text:p text:style-name="P15">Rule adjudication: I’m using May packet, Forge Steel uses December. Whoever finds a <text:span text:style-name="T6">rule</text:span> first says it and that’s what we’ll do unless I feel strongly otherwise.</text:p>
              </text:list-item>
              <text:list-item>
                <text:p text:style-name="P17">Session 1, please speak in third person! <text:span text:style-name="T5">Instead of</text:span> “I’d like to go”, say “Praetoria wants to go” so we can all learn eachother’s characters. Not a hard rule.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41351048657615" text:continue-numbering="true" text:style-name="WWNum3">
              <text:list-item>
                <text:p text:style-name="P13"/>
              </text:list-item>
            </text:list>
          </table:table-cell>
        </table:table-row>
      </table:table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2H24M17S</meta:editing-duration>
    <meta:editing-cycles>572</meta:editing-cycles>
    <meta:generator>LibreOffice/7.2.2.2$Windows_X86_64 LibreOffice_project/02b2acce88a210515b4a5bb2e46cbfb63fe97d56</meta:generator>
    <dc:date>2025-07-01T14:13:50.089000000</dc:date>
    <meta:document-statistic meta:table-count="2" meta:image-count="0" meta:object-count="0" meta:page-count="1" meta:paragraph-count="16" meta:word-count="130" meta:character-count="771" meta:non-whitespace-character-count="662"/>
  </office:meta>
</office:document-meta>
</file>